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1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3" table:number-columns-repeated="12" table:default-cell-style-name="ce4"/>
        <table:table-column table:style-name="co3" table:number-columns-repeated="25" table:default-cell-style-name="Default"/>
        <table:table-column table:style-name="co3" table:number-columns-repeated="987" table:default-cell-style-name="ce4"/>
        <table:table-row table:style-name="ro3"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1013"/>
        </table:table-row>
        <table:table-row table:style-name="ro3"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8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 table:number-rows-repeated="41">
          <table:table-cell table:style-name="Default" table:number-columns-repeated="12"/>
          <table:table-cell table:number-columns-repeated="25"/>
          <table:table-cell table:style-name="Default" table:number-columns-repeated="987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9">19.06.2010</text:date>, <text:time>18:38:2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9T11:50:42</meta:creation-date>
    <dc:date>2010-06-19T18:38:27</dc:date>
    <meta:editing-duration>PT01H00M12S</meta:editing-duration>
    <meta:editing-cycles>34</meta:editing-cycles>
    <meta:generator>OpenOffice.org/3.2$Unix OpenOffice.org_project/320m12$Build-9483</meta:generator>
    <meta:document-statistic meta:table-count="2" meta:cell-count="36" meta:object-count="0"/>
  </office:meta>
</office:document-meta>
</file>